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3.75cm" fo:min-width="14.75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fill-color="#ff4000"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fill-color="#3faf46" draw:textarea-horizontal-align="justify" draw:textarea-vertical-align="middle" draw:auto-grow-height="false" fo:min-height="0cm" fo:min-width="0cm" fo:wrap-option="wrap"/>
    </style:style>
    <style:style style:name="gr8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3faf46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35cm" svg:y1="10.25cm" svg:x2="19.6cm" svg:y2="10.25cm">
          <text:p/>
        </draw:line>
        <draw:custom-shape draw:style-name="gr2" draw:text-style-name="P1" draw:layer="layout" svg:width="15.25cm" svg:height="14cm" svg:x="4.35cm" svg:y="3.2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35cm" svg:y1="10.25cm" svg:x2="14.1cm" svg:y2="10.25cm">
          <text:p/>
        </draw:line>
        <draw:line draw:style-name="gr3" draw:text-style-name="P1" draw:layer="layout" svg:x1="14.15cm" svg:y1="10.25cm" svg:x2="19.6cm" svg:y2="8cm">
          <text:p/>
        </draw:line>
        <draw:path draw:style-name="gr4" draw:text-style-name="P1" draw:layer="layout" svg:width="4.428cm" svg:height="2.272cm" draw:transform="rotate (-1.8158405537749) translate (7.60000001153834cm 13.5000000028854cm)" svg:viewBox="0 0 4429 2273" svg:d="M0 0c2062 0 3638 1152 3638 1152 0 0 849 1334 788 1091">
          <text:p/>
        </draw:path>
        <draw:line draw:style-name="gr3" draw:text-style-name="P1" draw:layer="layout" svg:x1="7.6cm" svg:y1="13.5cm" svg:x2="11.2cm" svg:y2="10.25cm">
          <text:p/>
        </draw:line>
        <draw:custom-shape draw:style-name="gr5" draw:text-style-name="P2" draw:layer="layout" svg:width="0.35cm" svg:height="0.35cm" svg:x="7.4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25cm" svg:y1="10.25cm" svg:x2="11.25cm" svg:y2="17.25cm">
          <text:p/>
        </draw:line>
        <draw:line draw:style-name="gr1" draw:text-style-name="P1" draw:layer="layout" svg:x1="14.15cm" svg:y1="10.25cm" svg:x2="14.15cm" svg:y2="17.25cm">
          <text:p/>
        </draw:line>
        <draw:line draw:style-name="gr1" draw:text-style-name="P1" draw:layer="layout" svg:x1="7.7cm" svg:y1="13.75cm" svg:x2="7.75cm" svg:y2="17.25cm">
          <text:p/>
        </draw:line>
        <draw:frame draw:style-name="gr6" draw:text-style-name="P3" draw:layer="layout" svg:width="2.25cm" svg:height="1.673cm" svg:x="10.2cm" svg:y="17.5cm">
          <draw:text-box>
            <text:p>Lower buffer</text:p>
          </draw:text-box>
        </draw:frame>
        <draw:frame draw:style-name="gr6" draw:text-style-name="P3" draw:layer="layout" svg:width="2.25cm" svg:height="1.673cm" svg:x="13.1cm" svg:y="17.501cm">
          <draw:text-box>
            <text:p>Upper buffer</text:p>
          </draw:text-box>
        </draw:frame>
        <draw:frame draw:style-name="gr6" draw:text-style-name="P3" draw:layer="layout" svg:width="2.25cm" svg:height="1.673cm" svg:x="6.6cm" svg:y="17.502cm">
          <draw:text-box>
            <text:p>Limit</text:p>
          </draw:text-box>
        </draw:frame>
        <draw:custom-shape draw:style-name="gr7" draw:text-style-name="P4" draw:layer="layout" svg:width="0.35cm" svg:height="0.35cm" svg:x="13.9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cm" svg:height="0.35cm" svg:x="11.051cm" svg:y="10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25cm" svg:height="1.673cm" svg:x="15.7cm" svg:y="9.403cm">
          <draw:text-box>
            <text:p>Slope</text:p>
          </draw:text-box>
        </draw:frame>
        <draw:frame draw:style-name="gr8" draw:text-style-name="P5" draw:layer="layout" svg:width="6.5cm" svg:height="1.195cm" svg:x="9.8cm" svg:y="19.5cm">
          <draw:text-box>
            <text:p><text:span text:style-name="T1">Metric</text:span></text:p>
          </draw:text-box>
        </draw:frame>
        <draw:frame draw:style-name="gr8" draw:text-style-name="P5" draw:layer="layout" svg:width="6.5cm" svg:height="1.195cm" draw:transform="rotate (1.5707963267949) translate (0.753cm 11.848cm)">
          <draw:text-box>
            <text:p><text:span text:style-name="T1">Outpu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6T22:09:01.782142287</dc:date>
    <dc:creator>Iago Mosqueira</dc:creator>
    <meta:editing-duration>PT20M54S</meta:editing-duration>
    <meta:editing-cycles>3</meta:editing-cycles>
    <meta:generator>LibreOffice/7.4.7.2$Linux_X86_64 LibreOffice_project/40$Build-2</meta:generator>
    <meta:document-statistic meta:object-count="18"/>
  </office:meta>
</office:document-meta>
</file>